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List_20_Paragraph">
      <style:text-properties officeooo:paragraph-rsid="003df89e"/>
    </style:style>
    <style:style style:name="P7" style:family="paragraph" style:parent-style-name="List_20_Paragraph">
      <style:text-properties officeooo:paragraph-rsid="00485e1e"/>
    </style:style>
    <style:style style:name="P8" style:family="paragraph" style:parent-style-name="List_20_Paragraph">
      <style:text-properties officeooo:paragraph-rsid="004dd7b7"/>
    </style:style>
    <style:style style:name="P9" style:family="paragraph" style:parent-style-name="List_20_Paragraph">
      <style:text-properties officeooo:paragraph-rsid="00618e8e"/>
    </style:style>
    <style:style style:name="P10" style:family="paragraph" style:parent-style-name="List_20_Paragraph">
      <style:text-properties officeooo:paragraph-rsid="006f8474"/>
    </style:style>
    <style:style style:name="P11" style:family="paragraph" style:parent-style-name="Heading_20_2">
      <style:paragraph-properties fo:margin-top="0.0835in" fo:margin-bottom="0.1965in" loext:contextual-spacing="false"/>
    </style:style>
    <style:style style:name="P12" style:family="paragraph" style:parent-style-name="Text_20_body">
      <style:text-properties officeooo:paragraph-rsid="00103160"/>
    </style:style>
    <style:style style:name="P13" style:family="paragraph" style:parent-style-name="Text_20_body">
      <style:text-properties officeooo:paragraph-rsid="0010581c"/>
    </style:style>
    <style:style style:name="P14" style:family="paragraph" style:parent-style-name="Text_20_body">
      <style:text-properties officeooo:paragraph-rsid="00329e31"/>
    </style:style>
    <style:style style:name="P15" style:family="paragraph" style:parent-style-name="Text_20_body">
      <style:text-properties officeooo:paragraph-rsid="003a395e"/>
    </style:style>
    <style:style style:name="P16" style:family="paragraph" style:parent-style-name="Text_20_body">
      <style:text-properties officeooo:paragraph-rsid="005df70a"/>
    </style:style>
    <style:style style:name="P17" style:family="paragraph" style:parent-style-name="Text_20_body">
      <style:text-properties officeooo:paragraph-rsid="00641950"/>
    </style:style>
    <style:style style:name="P18" style:family="paragraph" style:parent-style-name="Text_20_body">
      <style:text-properties officeooo:paragraph-rsid="0089207c"/>
    </style:style>
    <style:style style:name="P19" style:family="paragraph" style:parent-style-name="Text_20_body">
      <style:text-properties officeooo:paragraph-rsid="00920526"/>
    </style:style>
    <style:style style:name="P20" style:family="paragraph" style:parent-style-name="Quote">
      <style:text-properties fo:font-weight="normal" style:font-weight-asian="normal" style:font-weight-complex="normal"/>
    </style:style>
    <style:style style:name="P21" style:family="paragraph" style:parent-style-name="Quote">
      <style:paragraph-properties fo:margin-left="0.8661in" fo:margin-right="0in" fo:text-indent="0in" style:auto-text-indent="false"/>
    </style:style>
    <style:style style:name="P22" style:family="paragraph" style:parent-style-name="Heading_20_1">
      <style:text-properties style:text-position="sub 58%"/>
    </style:style>
    <style:style style:name="P23" style:family="paragraph" style:parent-style-name="Standard" style:master-page-name="Standard">
      <style:paragraph-properties style:page-number="auto"/>
    </style:style>
    <style:style style:name="P24" style:family="paragraph" style:parent-style-name="Text_20_body">
      <style:text-properties officeooo:paragraph-rsid="00acc64d"/>
    </style:style>
    <style:style style:name="P25"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T74" style:family="text">
      <style:text-properties officeooo:rsid="007425ee"/>
    </style:style>
    <style:style style:name="T75" style:family="text">
      <style:text-properties officeooo:rsid="007757cf"/>
    </style:style>
    <style:style style:name="T76" style:family="text">
      <style:text-properties officeooo:rsid="0078d613"/>
    </style:style>
    <style:style style:name="T77" style:family="text">
      <style:text-properties officeooo:rsid="007ab842"/>
    </style:style>
    <style:style style:name="T78" style:family="text">
      <style:text-properties officeooo:rsid="007cde3c"/>
    </style:style>
    <style:style style:name="T79" style:family="text">
      <style:text-properties officeooo:rsid="00813128"/>
    </style:style>
    <style:style style:name="T80" style:family="text">
      <style:text-properties officeooo:rsid="00820eb4"/>
    </style:style>
    <style:style style:name="T81" style:family="text">
      <style:text-properties officeooo:rsid="00831db1"/>
    </style:style>
    <style:style style:name="T82" style:family="text">
      <style:text-properties officeooo:rsid="0083fb35"/>
    </style:style>
    <style:style style:name="T83" style:family="text">
      <style:text-properties officeooo:rsid="0084ae84"/>
    </style:style>
    <style:style style:name="T84" style:family="text">
      <style:text-properties officeooo:rsid="0088427c"/>
    </style:style>
    <style:style style:name="T85" style:family="text">
      <style:text-properties officeooo:rsid="0089207c"/>
    </style:style>
    <style:style style:name="T86" style:family="text">
      <style:text-properties officeooo:rsid="0089a963"/>
    </style:style>
    <style:style style:name="T87" style:family="text">
      <style:text-properties officeooo:rsid="008a020e"/>
    </style:style>
    <style:style style:name="T88" style:family="text">
      <style:text-properties officeooo:rsid="008e232f"/>
    </style:style>
    <style:style style:name="T89" style:family="text">
      <style:text-properties officeooo:rsid="00901352"/>
    </style:style>
    <style:style style:name="T90" style:family="text">
      <style:text-properties officeooo:rsid="00920526"/>
    </style:style>
    <style:style style:name="T91" style:family="text">
      <style:text-properties officeooo:rsid="00923c56"/>
    </style:style>
    <style:style style:name="T92" style:family="text">
      <style:text-properties officeooo:rsid="00932950"/>
    </style:style>
    <style:style style:name="T93" style:family="text">
      <style:text-properties officeooo:rsid="0094964a"/>
    </style:style>
    <style:style style:name="T94" style:family="text">
      <style:text-properties officeooo:rsid="009685d4"/>
    </style:style>
    <style:style style:name="T95" style:family="text">
      <style:text-properties officeooo:rsid="00982fa6"/>
    </style:style>
    <style:style style:name="T96" style:family="text">
      <style:text-properties officeooo:rsid="0099c227"/>
    </style:style>
    <style:style style:name="T97" style:family="text">
      <style:text-properties officeooo:rsid="009ab0bd"/>
    </style:style>
    <style:style style:name="T98" style:family="text">
      <style:text-properties officeooo:rsid="009b0139"/>
    </style:style>
    <style:style style:name="T99" style:family="text">
      <style:text-properties officeooo:rsid="009b3ea0"/>
    </style:style>
    <style:style style:name="T100" style:family="text">
      <style:text-properties officeooo:rsid="009cef9e"/>
    </style:style>
    <style:style style:name="T101" style:family="text">
      <style:text-properties officeooo:rsid="009dac9a"/>
    </style:style>
    <style:style style:name="T102" style:family="text">
      <style:text-properties officeooo:rsid="009e26fa"/>
    </style:style>
    <style:style style:name="T103" style:family="text">
      <style:text-properties officeooo:rsid="009f1045"/>
    </style:style>
    <style:style style:name="T104" style:family="text">
      <style:text-properties officeooo:rsid="00a0c885"/>
    </style:style>
    <style:style style:name="T105" style:family="text">
      <style:text-properties officeooo:rsid="00a2bf30"/>
    </style:style>
    <style:style style:name="T106" style:family="text">
      <style:text-properties officeooo:rsid="00a5e6ff"/>
    </style:style>
    <style:style style:name="T107" style:family="text">
      <style:text-properties officeooo:rsid="00a6bcbc"/>
    </style:style>
    <style:style style:name="T108" style:family="text">
      <style:text-properties officeooo:rsid="00a884ff"/>
    </style:style>
    <style:style style:name="T109" style:family="text">
      <style:text-properties officeooo:rsid="00aa5af9"/>
    </style:style>
    <style:style style:name="T110" style:family="text">
      <style:text-properties officeooo:rsid="00aa83fe"/>
    </style:style>
    <style:style style:name="T111" style:family="text">
      <style:text-properties officeooo:rsid="00abcd69"/>
    </style:style>
    <style:style style:name="T112" style:family="text">
      <style:text-properties officeooo:rsid="00acc64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1" text:outline-level="2"><text:soft-page-break/><text:span text:style-name="Teletype"><text:span text:style-name="T12">Foreword, a sort of </text:span></text:span><text:line-break/>  </text:h>
      <text:p text:style-name="Quote">Apologies &amp; Excuses </text:p>
      <text:p text:style-name="P12">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13">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1"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20"><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3">vapid </text:span>drool, sissy wuss?...of <text:span text:style-name="T83">topple-tumbled</text:span> lumps of hopes <text:span text:style-name="T83">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4000692268" text:style-name="L1">
          <text:list-item>
            <text:p text:style-name="P25">tsahvyd tahnym; and</text:p>
          </text:list-item>
          <text:list-item>
            <text:p text:style-name="P25">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ages ago I tried to explain it to someone, my brake system has its own perspective 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6"><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16">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0">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14">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6">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15">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15">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15">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spacey 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15">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15">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e” – a vestige from the times when<text:span text:style-name="Emphasis"> zeks</text:span> were building the Object. (Everyone knows that <text:span text:style-name="Emphasis">zeks</text:span> live and work in “zones”.) </text:p>
      <text:p text:style-name="Text_20_body"><text:soft-page-break/>At the end of the second academic year in the Party Studies Evening School, Dad and other learners were taken for their examination “out of Zone”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e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15">Mom was a regular book reader in our family. Going to her workplace, she took them along to read during her shifts at the Pumping Station. Those books were borrowed from the Library of Detachment. (Yes, one more name because we lived not only in the Object-Zone-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spacey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15">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7">(…every road, when you pass it for the first time, seems endlessly long because you cannot measure yet the passed part of it against what is still ahead. When passing the same road again and again, it obviously shortens. </text:p>
        <text:p text:style-name="P7">That keeps true with the school academic year as well. But I’d never discover it</text:p>
        <text:p text:style-name="P7"><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15">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15">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e,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8">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15">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15">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e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15"><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e.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e,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e,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15">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15">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15">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e-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9">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9">Even though telling this story is the outright violation of the linear flow of narrative in breach of the canon of classical time-place-action unity, yet, after all, it is my letter and it’s my life, and why not to give turns to my liking? </text:p>
        <text:p text:style-name="P9">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15">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15">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15">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17">When school began there was a wall newspaper hanging in our classroom. Probably, I was the only schoolboy to study so carefully the blue line borders in the paper…</text:p>
      <text:p text:style-name="P15"><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15">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e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e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15">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15">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e, could no longer live in freedom. Because of that one recidivist, on serving his term, pleaded Zone Chief not to let him out and keep on in. But Zone Chief replied, “The law is the law! Get lost!” </text:p>
      <text:p text:style-name="Text_20_body">In the evening, the recidivist was brought back to Zone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e.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e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15">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e for a whole Sunday and also provide a truck to take the mushroom-pickers to the out-of-Zone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e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5">turned out </text:span>pancake <text:span text:style-name="T75">being a sorry</text:span> lump can be safely expanded with “the first boiled egg is a <text:span text:style-name="T75">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0"><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15">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15">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e.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e, neither that unknown soldier next to it, however, one thing I didn’t know yet... It was my way of leaving childhood.</text:p>
      <text:p text:style-name="Subtitle">~ ~ ~</text:p>
      <text:p text:style-name="Standard"/>
      <text:h text:style-name="Heading_20_1" text:outline-level="1"><text:span text:style-name="T6">~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6">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Alas! As my perversive stars deigned to have it, there was Shakespeare’s “Richard III” on TV that same evening. What a treat! She stuck <text:span text:style-name="T79">in</text:span> the tube <text:span text:style-name="T79">and watched,</text:span> mesmerized, how all those good and kind people (sadly, uninformed <text:soft-page-break/>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of smeared wooden sleepers to bridge the gaps between the rail-heads, and how the barrier went up giving rise to agitated commotion in a ruck of people, who rushed from both sides to cross the railway, together with a couple of horse drawn <text:soft-page-break/>telega-carts and an odd truck. That time we were going from Konotop to the Object… </text:p>
      <text:p text:style-name="Text_20_body">In my absence, they built a spacey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7">local </text:span>working class <text:span text:style-name="T77">en masse</text:span>, so Cherevko donated the building to the city for arranging a school of four classrooms in it. </text:p>
      <text:p text:style-name="Text_20_body">In the Soviet era, the work<text:span text:style-name="T77">ingmen</text:span>'<text:span text:style-name="T77">s</text:span> self-consciousness boosted so high that present-day pubs moved two-thre<text:span text:style-name="T74">e</text:span> times closer to the same plant and “Cherevko’s school” was expanded with a long one-story building in the pronounced barrack style, also of bricks. The addition stretched along a quiet side street slanting toward the Swamp named, <text:span text:style-name="T74">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started using fountain pens with an inside ink-tank whose capacity allowed for refilling it no oftener than once a week if you did not write too much. At first, it seemed, like, getting from the era of gasoline engines back to the epoch of post <text:soft-page-break/>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However, the alarm was always false – the teachers turned to the toilet where there was a boarded cabin for Director and the teaching staff. </text:p>
      <text:p text:style-name="Text_20_body"><text:soft-page-break/>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10 that last night some man landed with a parachute in the Sarnavsky forest by the Konotop outskirts. And now from the City center would arrive Sasha Rodionenko, <text:soft-page-break/>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Because of that plant, the part of Konotop outside the Under-Overpass was named the KaPeVeRrZe Settlement, or just the Settlement. </text:p>
      <text:p text:style-name="Text_20_body"><text:soft-page-break/>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8">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he next, and also the spaciest, department—“Industrial Goods”—had two shop windows adorned with dust-smeared miniaturized boxes of security signalization <text:soft-page-break/>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spacey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0">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0">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2">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2">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2">valiant</text:span> were made perform their <text:span text:style-name="T82">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1">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4">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5">t</text:span> rather far from the Settlement, in a compact block of five-story buildings between Peace Square and Square of the Konotop Divisions, which area <text:span text:style-name="T85">among </text:span>the local folks <text:span text:style-name="T85">was</text:span>, for some reason, <text:span text:style-name="T85">referred to as </text:span>Palestine. </text:p>
      <text:p text:style-name="P18">On his arrival to school from Palestine, he donned mixed paraphernalia of a very clean and well-ironed pioneer necktie and <text:s/>the golden profile of Vladimir Ilyich Lenin’s bald head and <text:span text:style-name="T85">resolutely pointed wedge beard in the red banner of the small</text:span> badge of a Komsomol member pinned on<text:span text:style-name="T86">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7">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89">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8">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19">The sweet whiff of fresh typography print emanating from the magazine pages set my head off in a slow swerve. My legs kinda weakened, and I felt a soft blow at the back of my head, only somehow from inside. Carefully, I lighted upon one <text:span text:style-name="T90">in</text:span> the tri-complect<text:span text:style-name="T90">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0">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1">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2">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2">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4">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3">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3">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5">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5">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5">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5">admittance</text:span> for some reason, but we listened to the Admiralty’s Cannon fired each day to mark the noon, and visited The Piskaryovskoye Cemetery with green lawns over the mass graves of people starved in the years of fascist <text:span text:style-name="T95">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21">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21">“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beamed up in a divergent patter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8">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7">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4">do </text:span>wish the Physics <text:span text:style-name="T104">brought the</text:span> outlaw potatoes <text:span text:style-name="T104">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0">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99">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1">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2">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3">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5">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5">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7">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21">“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21">“It was Mars we were going to!<text:line-break/>Yeah-yeah!<text:line-break/>It is you we’ve come to!<text:line-break/>Yeah-yeah!..” </text:p>
      <text:p text:style-name="Subtitle">~ ~ ~</text:p>
      <text:h text:style-name="P22" text:outline-level="1"><text:soft-page-break/></text:h>
      <text:h text:style-name="Heading_20_1" text:outline-level="1"><text:span text:style-name="T6">~ ~ ~</text:span> The Youth</text:h>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6">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6">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Pull the ear off the stem, tear off the long leaves of its sheathing and drop it in your bucket. When the bucket’s filled up, take it to the common cob of ears and pour <text:soft-page-break/>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husking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In the dead of night, I was wakened by Father looming above me in the scarce light of the desk lamp. Mother stood in the doorway from the kitchen, and Sasha and Natasha looked sleepily out from under their blankets. </text:p>
      <text:p text:style-name="Text_20_body"><text:soft-page-break/>Father told me that Pilluta was breaking our entrance door armed with a knife, and I had to climb down out of the room window and bring two axes from the workshop in the lean-to. There was no time for dressing up – through the drown in <text:s/><text:span text:style-name="T109">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text:soft-page-break/>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text:soft-page-break/>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text:soft-page-break/>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text:soft-page-break/>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text:soft-page-break/>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deceived you with a jive nonsense for some of their private purposes,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text:soft-page-break/>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8">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text:soft-page-break/>(...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4">I did not go to the veranda but tarried at the table stowing away my favorite Olivier Salad. When I switched over to the lemonade, not so favorite <text:span text:style-name="T112">as it used to be </text:span>but still tasty, at the table<text:span text:style-name="T112">, in fact,</text:span> <text:s/>remained <text:span text:style-name="T112">a company of two</text:span>. </text:p>
      <text:p text:style-name="Text_20_body">Tanya Krutas from the former parallel grade sat at the opposite side <text:span text:style-name="T112">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with a pliant gait made for the disco bedroom. </text:p>
      <text:p text:style-name="Text_20_body">They did not swap the partners there and, in the hissing intervals between the records, the pairs did not split and only waited for the start of the next number to <text:soft-page-break/>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0">to </text:span>bury <text:s/>the ashes of killed off fire…</text:p>
      <text:p text:style-name="Text_20_body">Persistent snowfalls met the participants in the winter stage of the All-Union military-patriotic game 'Zarnitsa' arriving <text:span text:style-name="T110">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text:soft-page-break/>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text:soft-page-break/>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text:soft-page-break/>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21">"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text:soft-page-break/>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text:soft-page-break/>giggling and <text:span text:style-name="T111">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ext:soft-page-break/>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1">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text:soft-page-break/>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Standard"/>
      <text:p text:style-name="Subtitle">~ ~ ~</text:p>
      <text:h text:style-name="Heading_20_1" text:outline-level="1"><text:span text:style-name="T6">~ ~ ~</text:span> My Universities: Part <text:bookmark-start text:name="One"/>One<text:bookmark-end text:name="One"/></text:h>
      <text:p text:style-name="Subtitle">~ ~ ~</text:p>
      <text:h text:style-name="Heading_20_1" text:outline-level="1"><text:span text:style-name="T6">~ ~ ~</text:span> My Universities: Part <text:bookmark-start text:name="Two"/>Two<text:bookmark-end text:name="Two"/></text:h>
      <text:p text:style-name="Subtitle">~ ~ ~</text:p>
      <text:h text:style-name="Heading_20_1" text:outline-level="1"><text:span text:style-name="T6">~ ~ ~</text:span> The Parade of <text:bookmark-start text:name="Planets"/>Planets<text:bookmark-end text:name="Planets"/></text:h>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oft-page-break/><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187</meta:editing-cycles>
    <meta:creation-date>2020-04-05T06:17:00</meta:creation-date>
    <dc:date>2020-07-16T21:50:20.522177904</dc:date>
    <meta:editing-duration>P3DT15H8M57S</meta:editing-duration>
    <meta:generator>LibreOffice/6.1.5.2$Linux_X86_64 LibreOffice_project/10$Build-2</meta:generator>
    <meta:document-statistic meta:table-count="0" meta:image-count="0" meta:object-count="0" meta:page-count="247" meta:paragraph-count="2796" meta:word-count="129312" meta:character-count="728421" meta:non-whitespace-character-count="599032"/>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